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c1e6b" officeooo:paragraph-rsid="000c1e6b"/>
    </style:style>
    <style:style style:name="P2" style:family="paragraph" style:parent-style-name="Standard">
      <style:text-properties officeooo:rsid="000dc88a" officeooo:paragraph-rsid="000dc88a"/>
    </style:style>
    <style:style style:name="P3" style:family="paragraph" style:parent-style-name="Standard">
      <style:text-properties officeooo:rsid="000f803e" officeooo:paragraph-rsid="000f803e"/>
    </style:style>
    <style:style style:name="P4" style:family="paragraph" style:parent-style-name="Standard">
      <style:paragraph-properties fo:text-align="center" style:justify-single-word="false"/>
      <style:text-properties officeooo:rsid="00111d1d" officeooo:paragraph-rsid="00111d1d"/>
    </style:style>
    <style:style style:name="P5" style:family="paragraph" style:parent-style-name="Standard">
      <style:text-properties officeooo:rsid="00111d1d" officeooo:paragraph-rsid="00111d1d"/>
    </style:style>
    <style:style style:name="P6" style:family="paragraph" style:parent-style-name="Standard">
      <style:text-properties officeooo:rsid="0012d5f1" officeooo:paragraph-rsid="0012d5f1"/>
    </style:style>
    <style:style style:name="P7" style:family="paragraph" style:parent-style-name="Standard">
      <style:text-properties officeooo:rsid="00130599" officeooo:paragraph-rsid="00130599"/>
    </style:style>
    <style:style style:name="P8" style:family="paragraph" style:parent-style-name="Standard">
      <style:text-properties officeooo:rsid="001389d4" officeooo:paragraph-rsid="001389d4"/>
    </style:style>
    <style:style style:name="P9" style:family="paragraph" style:parent-style-name="Standard">
      <style:text-properties officeooo:rsid="0013f4c8" officeooo:paragraph-rsid="0013f4c8"/>
    </style:style>
    <style:style style:name="P10" style:family="paragraph" style:parent-style-name="Standard">
      <style:text-properties officeooo:rsid="0014ca02" officeooo:paragraph-rsid="0014ca02"/>
    </style:style>
    <style:style style:name="P11" style:family="paragraph" style:parent-style-name="Standard">
      <style:paragraph-properties fo:text-align="center" style:justify-single-word="false"/>
      <style:text-properties officeooo:rsid="0014ca02" officeooo:paragraph-rsid="0014ca02"/>
    </style:style>
    <style:style style:name="P12" style:family="paragraph" style:parent-style-name="Standard">
      <style:paragraph-properties fo:text-align="start" style:justify-single-word="false"/>
      <style:text-properties officeooo:rsid="0014ca02" officeooo:paragraph-rsid="0014ca02"/>
    </style:style>
    <style:style style:name="P13" style:family="paragraph" style:parent-style-name="Standard">
      <style:paragraph-properties fo:text-align="start" style:justify-single-word="false"/>
      <style:text-properties officeooo:rsid="0014d9da" officeooo:paragraph-rsid="0014d9da"/>
    </style:style>
    <style:style style:name="P14" style:family="paragraph" style:parent-style-name="Standard">
      <style:paragraph-properties fo:text-align="start" style:justify-single-word="false"/>
      <style:text-properties officeooo:rsid="0014e03d" officeooo:paragraph-rsid="0014e03d"/>
    </style:style>
    <style:style style:name="P15" style:family="paragraph" style:parent-style-name="Standard">
      <style:paragraph-properties fo:text-align="center" style:justify-single-word="false"/>
      <style:text-properties officeooo:rsid="0014e03d" officeooo:paragraph-rsid="0014e03d"/>
    </style:style>
    <style:style style:name="P16" style:family="paragraph" style:parent-style-name="Standard">
      <style:text-properties officeooo:rsid="0014e03d" officeooo:paragraph-rsid="0014e03d"/>
    </style:style>
    <style:style style:name="P17" style:family="paragraph" style:parent-style-name="Standard">
      <style:text-properties officeooo:rsid="001521fc" officeooo:paragraph-rsid="001521fc"/>
    </style:style>
    <style:style style:name="P18" style:family="paragraph" style:parent-style-name="Standard">
      <style:text-properties officeooo:rsid="0015c976" officeooo:paragraph-rsid="0015c976"/>
    </style:style>
    <style:style style:name="P19" style:family="paragraph" style:parent-style-name="Standard">
      <style:text-properties officeooo:rsid="00163904" officeooo:paragraph-rsid="00163904"/>
    </style:style>
    <style:style style:name="P20" style:family="paragraph" style:parent-style-name="Standard">
      <style:text-properties fo:color="#ce181e" officeooo:rsid="00163904" officeooo:paragraph-rsid="00163904"/>
    </style:style>
    <style:style style:name="P21" style:family="paragraph" style:parent-style-name="Standard">
      <style:paragraph-properties fo:text-align="start" style:justify-single-word="false"/>
      <style:text-properties officeooo:rsid="0019949d" officeooo:paragraph-rsid="0014ca02"/>
    </style:style>
    <style:style style:name="P22" style:family="paragraph" style:parent-style-name="Standard">
      <style:paragraph-properties fo:text-align="start" style:justify-single-word="false"/>
      <style:text-properties officeooo:rsid="001b5932" officeooo:paragraph-rsid="001b5932"/>
    </style:style>
    <style:style style:name="T1" style:family="text">
      <style:text-properties officeooo:rsid="00130599"/>
    </style:style>
    <style:style style:name="T2" style:family="text">
      <style:text-properties style:text-position="super 58%" officeooo:rsid="00130599"/>
    </style:style>
    <style:style style:name="T3" style:family="text">
      <style:text-properties officeooo:rsid="001389d4"/>
    </style:style>
    <style:style style:name="T4" style:family="text">
      <style:text-properties officeooo:rsid="0014d9da"/>
    </style:style>
    <style:style style:name="T5" style:family="text">
      <style:text-properties officeooo:rsid="001521fc"/>
    </style:style>
    <style:style style:name="T6" style:family="text">
      <style:text-properties officeooo:rsid="001592b3"/>
    </style:style>
    <style:style style:name="T7" style:family="text">
      <style:text-properties officeooo:rsid="00164eaf"/>
    </style:style>
    <style:style style:name="T8" style:family="text">
      <style:text-properties officeooo:rsid="0017aff8"/>
    </style:style>
    <style:style style:name="T9" style:family="text">
      <style:text-properties officeooo:rsid="0019949d"/>
    </style:style>
    <style:style style:name="T10" style:family="text">
      <style:text-properties officeooo:rsid="001b5932"/>
    </style:style>
    <style:style style:name="T11" style:family="text">
      <style:text-properties officeooo:rsid="001b9fa6"/>
    </style:style>
    <style:style style:name="T12" style:family="text">
      <style:text-properties officeooo:rsid="001d65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arl Conchobar of Cill Dara County</text:p>
      <text:p text:style-name="P1"/>
      <text:p text:style-name="P1">17 March 1070</text:p>
      <text:p text:style-name="P1"/>
      <text:p text:style-name="P1">I return from a failed war. In January I brought a young Murchad <text:span text:style-name="T8">of Meathe</text:span> to my court, complacent and done with the ways of his father I promised him that we would defeat him and install the youngling as duke, under myself of course. Once the claims were pressed I found myself outnumbered nearly two to one. I only managed to raise about 800 soldiers and by the time we were trained and equiped the enemy had crossed into County Cill Dara with nearly 1400 men. I prepared our defences but for naught the enemy surrounded and destroyed us over 400 good men died and I was brought to Meath<text:span text:style-name="T8">e</text:span> as a creul form of humiliation. My nephew, <text:span text:style-name="T8">Domnall,</text:span> was regent for the 5 days I was away, four in their hideous dungeon where I sued for peace. Upon my return I sought out Cathan the young wife of <text:span text:style-name="T11">my commander, a</text:span> distant cousin, <text:span text:style-name="T8">to tell her husband</text:span> was captured as well, though not released. I am now in love and long to see her and hopefully she will concieve the daughter I crave. I sent for young Mu<text:span text:style-name="T8">r</text:span>chad <text:span text:style-name="T8">of Meathe</text:span> to be thrown in prison as he was no longer useful to me but alas he has fled back to his father, some happy reunion that shall be…</text:p>
      <text:p text:style-name="P1"/>
      <text:p text:style-name="P2">10 May 1070</text:p>
      <text:p text:style-name="P2"/>
      <text:p text:style-name="P2">I have sent a small gift to Cathan hoping she will <text:span text:style-name="T8">join me</text:span> in bed. Gorcan, my sour bu<text:span text:style-name="T8">t</text:span> effective court chaplain, will be my new commander.</text:p>
      <text:p text:style-name="P1"/>
      <text:p text:style-name="P2">21 May 1070</text:p>
      <text:p text:style-name="P2"/>
      <text:p text:style-name="P2">I have created a new feudal tax and hope to start collecting this November. If Ireland is to be reunited we must have something to pay for additional troops, as well as a little more for Cathan…</text:p>
      <text:p text:style-name="P2"/>
      <text:p text:style-name="P2">8 June 1070</text:p>
      <text:p text:style-name="P2"/>
      <text:p text:style-name="P2">So as it turns out the army ran across the chanel to England and only now returns to us. What ungrateful soldiers these cowards are. But we will save much money by selling their wares and works elseware.</text:p>
      <text:p text:style-name="P2"/>
      <text:p text:style-name="P2">28 August 1070</text:p>
      <text:p text:style-name="P2"/>
      <text:p text:style-name="P2">At 56 I often wonder when my end will be. I can only pray to God that my son will be a better leader than I. Shame fills my soul as I contemplate my loss on the field this year and of my own treasonous son locked in my deep dungeon now over 2 years. I have sent a letter to the pope asking for forgiveness of my sins and God willing I receive a swift return.</text:p>
      <text:p text:style-name="P2"/>
      <text:p text:style-name="P3">14 September 1070</text:p>
      <text:p text:style-name="P3"/>
      <text:p text:style-name="P3">Glory to God! The pope has granted an indulgence and I have sent a gift of 25 Florins to Rome. This was two thirds of our purse but the price was right! My nephew Domnall the regent has asked me for a wife, all I can think of is Cathan.</text:p>
      <text:p text:style-name="P3"/>
      <text:p text:style-name="P3">1 November</text:p>
      <text:p text:style-name="P3"/>
      <text:p text:style-name="P3"><text:soft-page-break/>I have arranged a marriage between Domnall and the daughter of the Commander of Breifne the county to the north of Westmeath. She is only an infant but it will bring ou<text:span text:style-name="T12">r</text:span> people together and Im sure Domnall is extatic…</text:p>
      <text:p text:style-name="P3"/>
      <text:p text:style-name="P3"/>
      <text:p text:style-name="P15">1071</text:p>
      <text:p text:style-name="P15"/>
      <text:p text:style-name="P15"/>
      <text:p text:style-name="P5">17 January 1071</text:p>
      <text:p text:style-name="P5"/>
      <text:p text:style-name="P5">The pope has denied my humble request for divorce, thankfully he doesnt know about Cathan. </text:p>
      <text:p text:style-name="P1"/>
      <text:p text:style-name="P5">10 Febuary 1071</text:p>
      <text:p text:style-name="P5"/>
      <text:p text:style-name="P5">I cant stop thinking about the shame of my family. My son Murchad. I feel so angry sometimes I need to lash out. I havnt spoken with him since just after he was thrown in jail. He kept screaming at me calling me his father and that he was the rightful Earl of Cill Dara. Something had to be done. I ordered my prison guard to show me in where I brutally beat Murchad with a rusty iron hammer. He was born of my hand and has now died of my hand. No one knows and thankfully ive had my indulgence fully payed off. Now only one loose end to tie up. I wish one day the same fate to meet his mother…</text:p>
      <text:p text:style-name="P5"/>
      <text:p text:style-name="P6">12 <text:s/>Febuary 1071</text:p>
      <text:p text:style-name="P6"/>
      <text:p text:style-name="P6">Having not <text:span text:style-name="T8">been with her for almost a YEAR</text:span> I sent for Cathan. I was informed she would not see me and <text:span text:style-name="T8">did not want </text:span>me for a lover. Is this it then? The Earl of Cill Dara treated like a damn drunkard at a tavarn? I have ordered the soldiers to bring her to prison and soon she will know my hammer…</text:p>
      <text:p text:style-name="P6"/>
      <text:p text:style-name="P6">13 February 1071 </text:p>
      <text:p text:style-name="P6"/>
      <text:p text:style-name="P6">She was last seen riding a white horse on the road south. Now that the news of her and I is out I will have to do something about the boy of her man still locked away in Meathe’s dungeon. A year now… what a pity tho his woman was fine.</text:p>
      <text:p text:style-name="P6"/>
      <text:p text:style-name="P6">1 March 1071</text:p>
      <text:p text:style-name="P6"/>
      <text:p text:style-name="P6">Domnall is away to Roma under the guise of a <text:span text:style-name="T8">buisiness in the city</text:span> but he is actually being <text:span text:style-name="T8">sent to keep him away from Cill Dara. He tasted power once for five days after the war and I cannot let him have the chance again</text:span>. In his absence Donchad, the son of my nephew the tax collector, has asked (again) to be spymaster. This kid must be slow. I rule in the C<text:span text:style-name="T1">ounty</text:span> of Cill Dara!</text:p>
      <text:p text:style-name="P6"/>
      <text:p text:style-name="P6">31 March 1071</text:p>
      <text:p text:style-name="P6"/>
      <text:p text:style-name="P6">I rode to see my son Mael in Weastmeath today. It was our first meeting since before the war. He will marry a princess of Barcelona in just a few short months and he is very excited to start a family. His son’s death still weighs heavily on him but he was never my favorite. <text:span text:style-name="T3">I told him of his brother’s death but did not tell him I was his personal executioner. I made vague statements regarding the conditions of the prison and that my guards only punish when deserved. Mael was understanding and unwavering in his stiff commitment to my (our) cause. </text:span>He is a stong boy, <text:span text:style-name="T3">despite his mother,</text:span> and will be an excellent succesor. I have half a mind to hand him the title today. <text:span text:style-name="T1">Did not see his mother and the subject was not </text:span><text:soft-page-break/><text:span text:style-name="T1">brought up. He understands its a touchy subject but he also thinks her story is a byproduct of her insanity. However he still wants to keep her safe and in his court, not my worry. I will kill the bitch but I cant have Mael know. Finnaly I asked him if he was ready to take my place and he said he was. I ride home for the last time in my full regalia. I will not return to battle anymore, even if Meathe should come back to our very door of the city Dun Alline. I have resigned my manhood as Earl on my 57</text:span><text:span text:style-name="T2">th</text:span><text:span text:style-name="T1"> birthday. Godwilling I have many peaceful more to look forward to.</text:span></text:p>
      <text:p text:style-name="P6"/>
      <text:p text:style-name="P7">17 April 1071</text:p>
      <text:p text:style-name="P7"/>
      <text:p text:style-name="P7">A most beautiful woman has appeared telling me she can make us more money <text:span text:style-name="T9">as a more efficient collector of the tax</text:span>. <text:span text:style-name="T9">Shes hot and</text:span> I want a taste of her honey so I gave her the job! What a beautiful smile. Too bad she brought <text:span text:style-name="T9">some</text:span> dude <text:span text:style-name="T9">too</text:span>.</text:p>
      <text:p text:style-name="P7"/>
      <text:p text:style-name="P7">26 April </text:p>
      <text:p text:style-name="P7"/>
      <text:p text:style-name="P7">My chancellor the good bishop (and leader of the County church) is very very rude and pissed about Nuala’s appointment to tax collector. They always hate change. I have sent him on a new mission to go stir up trouble with the local lords of Meathe.</text:p>
      <text:p text:style-name="P7"/>
      <text:p text:style-name="P8">12 June</text:p>
      <text:p text:style-name="P8"/>
      <text:p text:style-name="P8">My nephew Murchad, the former tax collector, and his son Donchad are also vocal in their hatred of me. I must be stepping on a lot of toes. Everything feels different since I killed my son Murchad.</text:p>
      <text:p text:style-name="P8"/>
      <text:p text:style-name="P8">18 June</text:p>
      <text:p text:style-name="P8"/>
      <text:p text:style-name="P8">He must be joking. Another, written, request from Donchad to be spymaster. I suppose it could be more convinient if he were in Italy but the job is too important to be trusted to such a simpleton.</text:p>
      <text:p text:style-name="P8"/>
      <text:p text:style-name="P9">23 October</text:p>
      <text:p text:style-name="P9"/>
      <text:p text:style-name="P9">While Domnall is away I have been raising his son Muirchertach age 8. I beat him with my belt today because he refused to study. His mother died or something IDEK. Now he hates me</text:p>
      <text:p text:style-name="P9"/>
      <text:p text:style-name="P9"/>
      <text:p text:style-name="P9">21 November</text:p>
      <text:p text:style-name="P9"/>
      <text:p text:style-name="P9">Ualan, 37 the Mayor and Marshall of City Cill Dara was hit by a stray arrrow today <text:span text:style-name="T9">during archerey practice</text:span>. He lost a limb. Good news is he will become even more dependant on me. Bad news is he has already asked me for <text:span text:style-name="T9">permition to go to Dublin under county meathe</text:span>. Oh well he will be forced to love it her<text:span text:style-name="T9">e</text:span>, fucker only has one arm he needs us more than we need him. Perhaps the kids should stay with him… (they have been sent!) Worst part is now I must pick a new Marshall… Oh why not Donchad haha teach him how to fight plus maybe he’ll be the next to get his eye put up on the sword sharpener haha</text:p>
      <text:p text:style-name="P9"/>
      <text:p text:style-name="P10">31 December</text:p>
      <text:p text:style-name="P10"/>
      <text:p text:style-name="P10">To celebrate the new year, and my Bday, I have sent for A 17 <text:span text:style-name="T9">whore to be brought into the court</text:span>… <text:span text:style-name="T9">She seemed extatic to be welcomed into the home of the Earl.</text:span> Now im <text:span text:style-name="T9">really feelin </text:span>58 haha</text:p>
      <text:p text:style-name="P10"><text:soft-page-break/></text:p>
      <text:p text:style-name="P11">1072</text:p>
      <text:p text:style-name="P11"/>
      <text:p text:style-name="P12">Feb 2</text:p>
      <text:p text:style-name="P12"/>
      <text:p text:style-name="P12">My son’s wedding what Joy. Tho something was off. They both wore black hoods and I learned my wife had been made spymaster of Westmeathe. I wonder if it was a joke or if I may be in trouble… I had only a short time to spend with Mael before he quickly hurried home with the lovely Agnes. (only thing she would talk about was <text:span text:style-name="T9">the works of ancient latin. Our conversation stumbled onto the poems of OVID</text:span> and then she wouldnt shut up <text:span text:style-name="T9">about Venus and Adonis, and Jupiter and Io, and Tantallus, and Scythia, and Persephone, Caesar and Caligula</text:span>. <text:span text:style-name="T9">GAH what a bookworm bore.</text:span> Funny thing is Mael seemed more entranced by her words than her boobies. He must be reading)</text:p>
      <text:p text:style-name="P12"/>
      <text:p text:style-name="P12">26 April</text:p>
      <text:p text:style-name="P12"/>
      <text:p text:style-name="P12">All year now To<text:span text:style-name="T4">mnat (now 18) and I have been fucking. Its good to be the Earl. Today I made it public and official by giving her 15 florins (one quarter of our purse) and appointing her regent. At the ceremony mostly just to piss off Bishop (leader of the Cill Dara church) I appointed Lugaed, husband of the tax collector as my new Chancellor and cupbearer. I am an old man now and have sex with a hot 18 year old, Im not worried about the sour priest anymore. I originally brought Nuala here over a year ago because I wanted to fuck her, but now she has made me enough money to treat Tomnat as a queen and we have a good thing going on. Our families will now grow together.</text:span></text:p>
      <text:p text:style-name="P21"/>
      <text:p text:style-name="P12"/>
      <text:p text:style-name="P13">28 June</text:p>
      <text:p text:style-name="P13"/>
      <text:p text:style-name="P13">Tomnat is pregnant! I can only pray for a daughter. If it is a son he will have to be taken care of…</text:p>
      <text:p text:style-name="P13"/>
      <text:p text:style-name="P13">17 August</text:p>
      <text:p text:style-name="P13"/>
      <text:p text:style-name="P13">The singer I let stay with me for the summer Fingen “the clueless” asked to be my Chancellor today claiming Lugaed was incompetent. I banished Fingen very quickly.</text:p>
      <text:p text:style-name="P13"/>
      <text:p text:style-name="P14">25 October</text:p>
      <text:p text:style-name="P14"/>
      <text:p text:style-name="P14">I have decided Domnall is best kept far away. He is a threat. He may return for his marriage in 14 years. Likely after I die…</text:p>
      <text:p text:style-name="P14"/>
      <text:p text:style-name="P14">24 November</text:p>
      <text:p text:style-name="P14"/>
      <text:p text:style-name="P14">A new pope Anastasius IV has been elected. He doest dislike me half as much as the old Alexander pope. Perhaps he will divorce me and my ugly wife so I can legitimize my new child… </text:p>
      <text:p text:style-name="P14"/>
      <text:p text:style-name="P22">Dec </text:p>
      <text:p text:style-name="P22"/>
      <text:p text:style-name="P22">Nope</text:p>
      <text:p text:style-name="P14"/>
      <text:p text:style-name="P15">1073</text:p>
      <text:p text:style-name="P14"/>
      <text:p text:style-name="P14"><text:soft-page-break/>30 January</text:p>
      <text:p text:style-name="P9"/>
      <text:p text:style-name="P16">A son was born, Lochene. <text:span text:style-name="T10">H</text:span>e will be weak im sure. Now what to do?</text:p>
      <text:p text:style-name="P16"/>
      <text:p text:style-name="P16">31 January</text:p>
      <text:p text:style-name="P16"/>
      <text:p text:style-name="P16">Lochene was thrown from the top tower of Cill Dara. Everyone saw it. <text:span text:style-name="T5">Tomnat ran to Meathe. Good shes all used up now anyways. </text:span></text:p>
      <text:p text:style-name="P16"/>
      <text:p text:style-name="P17">2 February</text:p>
      <text:p text:style-name="P17"/>
      <text:p text:style-name="P17">The court and the whole town is stark raving mad. I believe I heard my nephew threatening to incite an inferno. I am hiding in my own bedchambers where the sodliers can keep me safe. From my desk I have written the decree that Ualan, <text:span text:style-name="T9">the one armed,</text:span> will be my new regent. Someone must take the official positin of Tomnat…</text:p>
      <text:p text:style-name="P17"/>
      <text:p text:style-name="P17">10 Febuary</text:p>
      <text:p text:style-name="P17"/>
      <text:p text:style-name="P17">The court has calmed down, though everyone seems on their toes and even afraid of me. My son Mael rode to see me. I was afraid at first but he seemed calm and thoughtful as always. He saw it as an iligitamte bastard and thanked me for keeping the county all for himself. He is a better man than I. I who have now killed so man<text:span text:style-name="T6">y long to kill more…</text:span></text:p>
      <text:p text:style-name="P17"/>
      <text:p text:style-name="P18">17 August</text:p>
      <text:p text:style-name="P18"/>
      <text:p text:style-name="P18">I feel I am a Earl in exile within my own house. My desires are all forgoten or all but abandonded and my commands seem to fall on deaf ears. No respecteful leader of a nation of Ireland will meet with me and God knows the Scotts and the Brits have enough on their plate. The great King of France <text:span text:style-name="T10">and</text:span> the “Emperor of the North” King Hardrade of Norway know <text:span text:style-name="T10">not </text:span>of my existence. <text:span text:style-name="T10">T</text:span>he young King Heinrich IV of the holy roman empire only signs off on a permit of education for my pseudo-exile of Domnall. <text:span text:style-name="T10">My</text:span> chancellor, Lugaed, doent even bother coming around anymore. <text:s/><text:span text:style-name="T7">I rode to see my son at Westmeathe in a vigor to feel I was doing some real diplomacy. My son is an Earl in his own right and we therefore can meet as two equals to discuss matters such as trade and military coordination. We spent the morning together and over lunch I handed him several official documents declaring an alliance between the counties of Westmeathe and Cill Dara. He laughed and said he would never sign such a treaty. I was horribly hurt and when I told him this he half heartedly explained that a treaty was unnecessary as everyone understands us as father and son are naturally called to support one another. I thought about how no soldiers came from Westmeathe during my war. I thought of the bond between father and son, between me and Mael is certainly different from Murchad who I killed with a hammer in the dungeon. I left in a rush. I feel disowned, unwanted, evil. I am only Earl in name and honestly I am the only one who still calls myself an Earl. Everyone else calls me “C” or father or nothing at all. Many dont speak to me. I do have some power tho dont I? I have political authority over the city and county of Cill Dara. I can replace the Chancellor. Sending Ualan, the one armed, to Roma and bringing Domnall back? Why those fuckers have no choice but to listen to what I decree! And I must</text:span> admit Nuala has proven an excellent collector of the tax.<text:span text:style-name="T7"> </text:span></text:p>
      <text:p text:style-name="P18"/>
      <text:p text:style-name="P19">20 September</text:p>
      <text:p text:style-name="P19"/>
      <text:p text:style-name="P19"><text:soft-page-break/>I have brought back my nephew Domnall. I consider it cruel <text:span text:style-name="T10">in retrospect</text:span> for a man to spend two and a half years away from his home. He will be re-appointed regent and Ualan, <text:span text:style-name="T9">the one armed,</text:span> will take his place. (Better to keep the mayor away especially if I am to do away with the Bishop...Domnall would take his place at the top of the church)</text:p>
      <text:p text:style-name="P19"/>
      <text:p text:style-name="P19">29 September</text:p>
      <text:p text:style-name="P19"/>
      <text:p text:style-name="P19">Domnall has returned and given my son Murchad’s old cabin and the horse job. I am sure he is happy to be back home and re-instated my regent.</text:p>
      <text:p text:style-name="P19"/>
      <text:p text:style-name="P20">13 December 1073 </text:p>
      <text:p text:style-name="P20"/>
      <text:p text:style-name="P20">Earl Conchobar of Cill Dara was pulled from the back of his carriage outside the city and executed on the street. <text:span text:style-name="T10">Domnall, who was driving the carriage, was allowed to drive back to the big house unharmed. Conchobar was murdered on the orders of Donnchad, the son of his cousin</text:span> . <text:span text:style-name="T7">The world remembers Conchobar as a failed Earl who murdered two of his three sons only to be killed himself. Conchobar has poisoned the lineage of his family for eternity.</text:span></text:p>
      <text:p text:style-name="P17"/>
      <text:p text:style-name="P17"/>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3:12.751646952</meta:creation-date>
    <dc:date>2019-04-13T07:08:06.020024257</dc:date>
    <meta:editing-duration>PT20M25S</meta:editing-duration>
    <meta:editing-cycles>4</meta:editing-cycles>
    <meta:generator>LibreOffice/6.1.5.2$Linux_X86_64 LibreOffice_project/10$Build-2</meta:generator>
    <meta:document-statistic meta:table-count="0" meta:image-count="0" meta:object-count="0" meta:page-count="6" meta:paragraph-count="74" meta:word-count="2616" meta:character-count="13306" meta:non-whitespace-character-count="10754"/>
  </office:meta>
</office:document-meta>
</file>